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TOC" style:master-page-name="Index">
      <style:paragraph-properties style:page-number="1"/>
    </style:style>
    <style:style style:name="P16" style:family="paragraph" style:parent-style-name="Heading_20_2">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SOGo – Inverse Edition 1.3.3</text:p>
      <text:p text:style-name="P6">Mobile Devices Configuration Guide</text:p>
      <text:p text:style-name="P3"/>
      <text:p text:style-name="P14">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3 – October 2010</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8"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6"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it so it works with SOGo, create a new CardDAV account and specify your server name. In the <text:span text:style-name="Keyword">Advanced Settings</text:span>, set the port to 8800.</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9-2010 Inverse inc.<text:tab/><text:chapter text:display="name" text:outline-level="1">Additional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82</meta:editing-cycles>
    <meta:editing-duration>PT03H44M57S</meta:editing-duration>
    <dc:date>2010-10-19T10:43:52</dc:date>
    <meta:document-statistic meta:table-count="0" meta:image-count="2" meta:object-count="0" meta:page-count="14" meta:paragraph-count="154" meta:word-count="2000" meta:character-count="12713"/>
    <meta:user-defined meta:name="Info 1"/>
    <meta:user-defined meta:name="Info 2"/>
    <meta:user-defined meta:name="Info 3"/>
    <meta:user-defined meta:name="Info 4"/>
  </office:meta>
</office:document-meta>
</file>